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c81c" officeooo:paragraph-rsid="001dc81c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ecaf4" officeooo:paragraph-rsid="001ecaf4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f27ba" officeooo:paragraph-rsid="001f27ba"/>
    </style:style>
    <style:style style:name="P4" style:family="paragraph" style:parent-style-name="Standard">
      <style:paragraph-properties fo:text-align="justify" style:justify-single-word="false"/>
      <style:text-properties officeooo:rsid="001f68d9" officeooo:paragraph-rsid="001f68d9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20243b" officeooo:paragraph-rsid="002b68e7"/>
    </style:style>
    <style:style style:name="P6" style:family="paragraph" style:parent-style-name="Standard">
      <style:paragraph-properties fo:text-align="justify" style:justify-single-word="false"/>
      <style:text-properties officeooo:rsid="0020243b" officeooo:paragraph-rsid="0020243b"/>
    </style:style>
    <style:style style:name="P7" style:family="paragraph" style:parent-style-name="Standard">
      <style:paragraph-properties fo:text-align="justify" style:justify-single-word="false"/>
      <style:text-properties officeooo:rsid="0020243b" officeooo:paragraph-rsid="00270a9f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20bec6" officeooo:paragraph-rsid="002abaac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20bec6" officeooo:paragraph-rsid="0020bec6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237a78" officeooo:paragraph-rsid="00237a78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4578a" officeooo:paragraph-rsid="0024578a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24578a" officeooo:paragraph-rsid="002c4590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35e43c" officeooo:paragraph-rsid="0035e43c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2984a4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31d233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367de3" officeooo:paragraph-rsid="00367de3"/>
    </style:style>
    <style:style style:name="P17" style:family="paragraph" style:parent-style-name="Standard">
      <style:paragraph-properties fo:text-align="justify" style:justify-single-word="false"/>
      <style:text-properties officeooo:rsid="0037ab20" officeooo:paragraph-rsid="0037ab20"/>
    </style:style>
    <style:style style:name="P18" style:family="paragraph" style:parent-style-name="Standard">
      <style:paragraph-properties fo:text-align="justify" style:justify-single-word="false"/>
      <style:text-properties officeooo:rsid="0037ab20" officeooo:paragraph-rsid="003b0db1" fo:background-color="#ffff00"/>
    </style:style>
    <style:style style:name="P19" style:family="paragraph" style:parent-style-name="Standard">
      <style:paragraph-properties fo:text-align="justify" style:justify-single-word="false"/>
      <style:text-properties officeooo:rsid="00425544" officeooo:paragraph-rsid="00425544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439bc4" officeooo:paragraph-rsid="00439bc4"/>
    </style:style>
    <style:style style:name="P21" style:family="paragraph" style:parent-style-name="Standard">
      <style:paragraph-properties fo:text-align="justify" style:justify-single-word="false"/>
      <style:text-properties officeooo:rsid="00457278" officeooo:paragraph-rsid="00457278"/>
    </style:style>
    <style:style style:name="T1" style:family="text">
      <style:text-properties officeooo:rsid="0020243b"/>
    </style:style>
    <style:style style:name="T2" style:family="text">
      <style:text-properties officeooo:rsid="00217ed5"/>
    </style:style>
    <style:style style:name="T3" style:family="text">
      <style:text-properties officeooo:rsid="00237a78"/>
    </style:style>
    <style:style style:name="T4" style:family="text">
      <style:text-properties officeooo:rsid="0024578a"/>
    </style:style>
    <style:style style:name="T5" style:family="text">
      <style:text-properties officeooo:rsid="00270a9f"/>
    </style:style>
    <style:style style:name="T6" style:family="text">
      <style:text-properties officeooo:rsid="002984a4"/>
    </style:style>
    <style:style style:name="T7" style:family="text">
      <style:text-properties officeooo:rsid="002b68e7"/>
    </style:style>
    <style:style style:name="T8" style:family="text">
      <style:text-properties officeooo:rsid="0035e43c"/>
    </style:style>
    <style:style style:name="T9" style:family="text">
      <style:text-properties officeooo:rsid="00367de3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1969" fo:background-color="transparent" loext:char-shading-value="0"/>
    </style:style>
    <style:style style:name="T13" style:family="text">
      <style:text-properties officeooo:rsid="003b0db1" fo:background-color="transparent" loext:char-shading-value="0"/>
    </style:style>
    <style:style style:name="T14" style:family="text">
      <style:text-properties officeooo:rsid="003b0db1" fo:background-color="#ff0000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84a4" fo:background-color="#ff0000" loext:char-shading-value="0"/>
    </style:style>
    <style:style style:name="T17" style:family="text">
      <style:text-properties officeooo:rsid="0020243b" fo:background-color="#ff0000" loext:char-shading-value="0"/>
    </style:style>
    <style:style style:name="T18" style:family="text">
      <style:text-properties officeooo:rsid="003fe8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iculdades do projeto GRID</text:p>
      <text:p text:style-name="P1"/>
      <text:p text:style-name="P17">Legenda:</text:p>
      <text:p text:style-name="P18">Amarelo:<text:span text:style-name="T11"> Remover o texto da primeira pessoa, </text:span><text:span text:style-name="T12">basta alterá-lo.</text:span></text:p>
      <text:p text:style-name="P18"><text:span text:style-name="T14">Vermelho</text:span><text:span text:style-name="T13">: Acrescentar/buscar referências bibliográficas.</text:span></text:p>
      <text:p text:style-name="P1"/>
      <text:p text:style-name="P1">Palavras chaves:</text:p>
      <text:p text:style-name="P1"/>
      <text:list xml:id="list3371780032" text:style-name="L1">
        <text:list-item>
          <text:p text:style-name="P2">Otimização</text:p>
        </text:list-item>
        <text:list-item>
          <text:p text:style-name="P2">Geração</text:p>
        </text:list-item>
        <text:list-item>
          <text:p text:style-name="P2">Ordenação</text:p>
        </text:list-item>
        <text:list-item>
          <text:p text:style-name="P3">Levantamento de requisitos</text:p>
        </text:list-item>
        <text:list-item>
          <text:p text:style-name="P3">Experiência</text:p>
        </text:list-item>
        <text:list-item>
          <text:p text:style-name="P3">Web App vz Desktop App</text:p>
        </text:list-item>
      </text:list>
      <text:p text:style-name="P4"/>
      <text:p text:style-name="P4">O projeto GRID decorreu da solicitação de automatização <text:span text:style-name="T1">para confecção</text:span> de uma grade horária, de uma instituição de ensino, no qual possuímos os seguintes <text:span text:style-name="T15">atores</text:span>/<text:span text:style-name="T17">objetos</text:span>:</text:p>
      <text:p text:style-name="P4"/>
      <text:list xml:id="list278160616" text:style-name="L2">
        <text:list-item>
          <text:p text:style-name="P11"><text:span text:style-name="T15">Estudante</text:span>: Pessoa com interesse em obter conhecimentos com certificação, <text:span text:style-name="T7">aqui abordaremos o estudante universitário</text:span>.</text:p>
        </text:list-item>
        <text:list-item>
          <text:p text:style-name="P10"><text:span text:style-name="T15">Instituição</text:span>: Entidade com ou sem fins lucrativos que presta o serviço de oferecer edução com qualidade a estudantes matriculad<text:span text:style-name="T4">o</text:span>s.</text:p>
        </text:list-item>
        <text:list-item>
          <text:p text:style-name="P11"><text:span text:style-name="T15">Curso</text:span>: É uma formação específica dentro da instituição, na qual o estudante um estudante se matricula para um curso a fim de obter o conhecimento e o diploma desse curso. <text:span text:style-name="T8">Cada curso possui sua própria carga horária.</text:span></text:p>
        </text:list-item>
        <text:list-item>
          <text:p text:style-name="P5"><text:span text:style-name="T15">Disciplina</text:span>: É a identificação de uma disciplina, nela consta o nome, a descrição e a carga horária da disciplina.</text:p>
        </text:list-item>
        <text:list-item>
          <text:p text:style-name="P12"><text:span text:style-name="T15">Semestre</text:span>: Um semestre é o período de tempo compreendendo um período de seis meses. Dois semestres formam um ano. </text:p>
        </text:list-item>
        <text:list-item>
          <text:p text:style-name="P14"><text:span text:style-name="T16">Período</text:span><text:span text:style-name="T6">: É a identificação de um conjunto de disciplinas que fazem parte de um curso, e são ministradas no decorrer de um semestre. São efetuados apenas dois períodos por ano. </text:span></text:p>
        </text:list-item>
        <text:list-item>
          <text:p text:style-name="P13"><text:span text:style-name="T15">Turma</text:span>: É um conjunto de estudantes que estão matriculados em um curso, no qual todos estão na mesma etapa <text:span text:style-name="T9">do curso/período, e são identificados pelo curso e período.</text:span></text:p>
        </text:list-item>
        <text:list-item>
          <text:p text:style-name="P15"><text:span text:style-name="T17">Professor</text:span><text:span text:style-name="T1">: Responsável por ministrar as disciplinas, e também pode possuir dias específicos para dar ou não as aulas.</text:span></text:p>
        </text:list-item>
        <text:list-item>
          <text:p text:style-name="P8"><text:span text:style-name="T15">Dia útil</text:span>: É a denominação de um dia em que ocorrerão aulas, <text:span text:style-name="T10">em nosso </text:span>contexto abordaremos como dia útil <text:span text:style-name="T2">de segunda-feira a sexta-feira, excluindo apenas sábados e domingos.</text:span></text:p>
        </text:list-item>
        <text:list-item>
          <text:p text:style-name="P9"><text:span text:style-name="T15">Aula</text:span>: É <text:span text:style-name="T3">a ação do professor em ministrar/aplicar conteúdo de uma disciplina em um dia específico da semana a uma turma.</text:span></text:p>
        </text:list-item>
        <text:list-item>
          <text:p text:style-name="P16"><text:span text:style-name="T15">Grade horária</text:span>: É o agendamento de todas as aulas de todas as turmas em todos os cursos de uma instituição, sempre <text:span text:style-name="T18">que possível</text:span> respeitando e otimizando os dias em que cada professor consegue ministrar a aula.</text:p>
        </text:list-item>
      </text:list>
      <text:p text:style-name="P19"/>
      <text:p text:style-name="P19">Restrições:</text:p>
      <text:p text:style-name="P19">As restrições encontradas foram:</text:p>
      <text:list xml:id="list2664112766" text:style-name="L3">
        <text:list-item>
          <text:p text:style-name="P20">Um professor no pode ministrar aula em duas turmas ao mesmo tempo.</text:p>
        </text:list-item>
        <text:list-item>
          <text:p text:style-name="P20">A aula do professor deve ocorrer em um dia livre do professor.</text:p>
        </text:list-item>
        <text:list-item>
          <text:p text:style-name="P20">A aula só pode ser ministrada por um professor que conhece a disciplina.</text:p>
        </text:list-item>
      </text:list>
      <text:p text:style-name="P6"/>
      <text:p text:style-name="P21"><text:soft-page-break/>Com base nas restrições </text:p>
      <text:p text:style-name="P7"><text:span text:style-name="T5">Referencias:</text:span></text:p>
      <text:p text:style-name="P7">https://pt.wikipedia.org/wiki/Semest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5T09:34:41.044022977</meta:creation-date>
    <dc:date>2019-11-15T11:01:01.430176630</dc:date>
    <meta:editing-duration>PT1H13M26S</meta:editing-duration>
    <meta:editing-cycles>33</meta:editing-cycles>
    <meta:generator>LibreOffice/6.3.3.2.0$Linux_X86_64 LibreOffice_project/30$Build-2</meta:generator>
    <meta:document-statistic meta:table-count="0" meta:image-count="0" meta:object-count="0" meta:page-count="2" meta:paragraph-count="31" meta:word-count="394" meta:character-count="2403" meta:non-whitespace-character-count="2057"/>
  </office:meta>
</office:document-meta>
</file>